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f dintext" svg:font-family="'pf dintext', sans-serif, FontAwesom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8c66" officeooo:paragraph-rsid="001d8c66"/>
    </style:style>
    <style:style style:name="P2" style:family="paragraph" style:parent-style-name="Standard">
      <style:text-properties officeooo:rsid="001d8c66" officeooo:paragraph-rsid="00209658"/>
    </style:style>
    <style:style style:name="P3" style:family="paragraph" style:parent-style-name="Standard">
      <style:text-properties officeooo:rsid="001d8c66" officeooo:paragraph-rsid="0021de65"/>
    </style:style>
    <style:style style:name="P4" style:family="paragraph" style:parent-style-name="Standard">
      <style:text-properties officeooo:rsid="001d8c66" officeooo:paragraph-rsid="00252c0b"/>
    </style:style>
    <style:style style:name="P5" style:family="paragraph" style:parent-style-name="Standard">
      <style:text-properties officeooo:rsid="00209658" officeooo:paragraph-rsid="00209658"/>
    </style:style>
    <style:style style:name="P6" style:family="paragraph" style:parent-style-name="Standard">
      <style:text-properties officeooo:rsid="00209658" officeooo:paragraph-rsid="0021de65"/>
    </style:style>
    <style:style style:name="P7" style:family="paragraph" style:parent-style-name="Standard">
      <style:text-properties fo:font-size="14pt" officeooo:rsid="001d8c66" officeooo:paragraph-rsid="0021de65" style:font-size-asian="14pt" style:font-size-complex="14pt"/>
    </style:style>
    <style:style style:name="P8" style:family="paragraph" style:parent-style-name="Standard">
      <style:text-properties fo:font-size="14pt" officeooo:rsid="001326e4" officeooo:paragraph-rsid="00252c0b" fo:background-color="#fff200" style:font-size-asian="14pt" style:font-size-complex="14pt"/>
    </style:style>
    <style:style style:name="P9" style:family="paragraph" style:parent-style-name="Standard">
      <style:text-properties officeooo:rsid="0018162f" officeooo:paragraph-rsid="00252c0b"/>
    </style:style>
    <style:style style:name="P10" style:family="paragraph" style:parent-style-name="Standard">
      <style:text-properties fo:font-size="20pt" officeooo:rsid="001d8c66" officeooo:paragraph-rsid="00252c0b" style:font-size-asian="20pt" style:font-size-complex="20pt"/>
    </style:style>
    <style:style style:name="P11" style:family="paragraph" style:parent-style-name="Standard">
      <style:text-properties officeooo:paragraph-rsid="00252c0b"/>
    </style:style>
    <style:style style:name="P12" style:family="paragraph" style:parent-style-name="Standard">
      <style:paragraph-properties fo:margin-top="0cm" fo:margin-bottom="0cm" loext:contextual-spacing="false" fo:orphans="2" fo:widows="2"/>
      <style:text-properties officeooo:rsid="001d8c66" officeooo:paragraph-rsid="00252c0b"/>
    </style:style>
    <style:style style:name="P13" style:family="paragraph" style:parent-style-name="Text_20_body">
      <style:text-properties fo:font-variant="normal" fo:text-transform="none" fo:color="#484848" style:font-name="pf dintext" fo:font-size="12pt" fo:letter-spacing="normal" fo:font-style="normal" fo:font-weight="normal" officeooo:rsid="001d8c66" officeooo:paragraph-rsid="001d8c66"/>
    </style:style>
    <style:style style:name="P14" style:family="paragraph" style:parent-style-name="Text_20_body">
      <style:text-properties officeooo:rsid="001d8c66" officeooo:paragraph-rsid="001d8c66"/>
    </style:style>
    <style:style style:name="P15" style:family="paragraph" style:parent-style-name="Text_20_body">
      <style:paragraph-properties fo:margin-top="0cm" fo:margin-bottom="0cm" loext:contextual-spacing="false" fo:orphans="2" fo:widows="2"/>
      <style:text-properties officeooo:rsid="001d8c66" officeooo:paragraph-rsid="00252c0b"/>
    </style:style>
    <style:style style:name="P16" style:family="paragraph" style:parent-style-name="Text_20_body">
      <style:paragraph-properties fo:margin-left="0cm" fo:margin-right="0cm" fo:margin-top="0cm" fo:margin-bottom="0cm" loext:contextual-spacing="false" fo:orphans="2" fo:widows="2" fo:text-indent="0cm" style:auto-text-indent="false"/>
    </style:style>
    <style:style style:name="P17"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text-properties fo:font-variant="normal" fo:text-transform="none" fo:color="#484848" style:font-name="pf dintext" fo:font-size="12pt" fo:letter-spacing="normal" fo:font-style="normal" fo:font-weight="normal"/>
    </style:style>
    <style:style style:name="P18"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style>
    <style:style style:name="P19" style:family="paragraph" style:parent-style-name="Normal_20__28_Web_29_" style:list-style-name="WWNum1">
      <loext:graphic-properties draw:fill="solid" draw:fill-color="#ffffff"/>
      <style:paragraph-properties fo:margin-top="0cm" fo:margin-bottom="0cm" loext:contextual-spacing="false" style:line-height-at-least="0.635cm" fo:background-color="#ffffff" style:vertical-align="baseline"/>
      <style:text-properties officeooo:paragraph-rsid="001d8c66"/>
    </style:style>
    <style:style style:name="P20" style:family="paragraph" style:parent-style-name="Normal_20__28_Web_29_" style:list-style-name="WWNum1">
      <loext:graphic-properties draw:fill="solid" draw:fill-color="#ffffff"/>
      <style:paragraph-properties fo:margin-top="0cm" fo:margin-bottom="0.397cm" loext:contextual-spacing="false" style:line-height-at-least="0.635cm" fo:background-color="#ffffff" style:vertical-align="baseline"/>
      <style:text-properties officeooo:paragraph-rsid="001d8c66"/>
    </style:style>
    <style:style style:name="T1" style:family="text">
      <style:text-properties officeooo:rsid="001d8c66"/>
    </style:style>
    <style:style style:name="T2" style:family="text">
      <style:text-properties fo:color="#333333" style:font-name="Arial" fo:font-size="13.5pt" style:font-size-asian="13.5pt" style:font-name-complex="Arial1" style:font-size-complex="13.5pt"/>
    </style:style>
    <style:style style:name="T3" style:family="text">
      <style:text-properties fo:color="#333333" style:font-name="Arial" fo:font-size="13.5pt" officeooo:rsid="0021de65" style:font-size-asian="13.5pt" style:font-name-complex="Arial1" style:font-size-complex="13.5pt"/>
    </style:style>
    <style:style style:name="T4" style:family="text">
      <style:text-properties fo:color="#333333" style:font-name="Arial" fo:font-size="13.5pt" fo:background-color="#ffff00" loext:char-shading-value="0" style:font-size-asian="13.5pt" style:font-name-complex="Arial1" style:font-size-complex="13.5pt"/>
    </style:style>
    <style:style style:name="T5" style:family="text">
      <style:text-properties fo:color="#333333" style:font-name="Arial" fo:font-size="13.5pt" officeooo:rsid="0021de65" fo:background-color="#ffff00" loext:char-shading-value="0" style:font-size-asian="13.5pt" style:font-name-complex="Arial1" style:font-size-complex="13.5pt"/>
    </style:style>
    <style:style style:name="T6" style:family="text">
      <style:text-properties fo:color="#333333" style:font-name="Arial" fo:font-size="13.5pt" officeooo:rsid="0021de65" fo:background-color="transparent" loext:char-shading-value="0" style:font-size-asian="13.5pt" style:font-name-complex="Arial1" style:font-size-complex="13.5pt"/>
    </style:style>
    <style:style style:name="T7" style:family="text">
      <style:text-properties fo:color="#333333" style:font-name="Arial" fo:font-size="13.5pt" fo:background-color="transparent" loext:char-shading-value="0" style:font-size-asian="13.5pt" style:font-name-complex="Arial1" style:font-size-complex="13.5pt"/>
    </style:style>
    <style:style style:name="T8" style:family="text">
      <style:text-properties fo:background-color="#ffff00" loext:char-shading-value="0"/>
    </style:style>
    <style:style style:name="T9" style:family="text">
      <style:text-properties officeooo:rsid="0021de65" fo:background-color="#ffff00" loext:char-shading-value="0"/>
    </style:style>
    <style:style style:name="T10" style:family="text">
      <style:text-properties officeooo:rsid="0023a75f" fo:background-color="#ffff00" loext:char-shading-value="0"/>
    </style:style>
    <style:style style:name="T11" style:family="text">
      <style:text-properties officeooo:rsid="00252c0b" fo:background-color="#ffff00" loext:char-shading-value="0"/>
    </style:style>
    <style:style style:name="T12" style:family="text">
      <style:text-properties officeooo:rsid="00209658" fo:background-color="transparent" loext:char-shading-value="0"/>
    </style:style>
    <style:style style:name="T13" style:family="text">
      <style:text-properties fo:background-color="transparent" loext:char-shading-value="0"/>
    </style:style>
    <style:style style:name="T14" style:family="text">
      <style:text-properties officeooo:rsid="0015bf8a" fo:background-color="transparent" loext:char-shading-value="0"/>
    </style:style>
    <style:style style:name="T15" style:family="text">
      <style:text-properties fo:font-weight="normal"/>
    </style:style>
    <style:style style:name="T16" style:family="text">
      <style:text-properties fo:font-variant="normal" fo:text-transform="none" fo:color="#484848" style:text-line-through-style="none" style:text-line-through-type="none" style:font-name="pf dintext"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1ec36a" style:text-blinking="false" fo:background-color="transparent" loext:char-shading-value="0" style:font-size-asian="13.5pt" style:font-name-complex="Arial1" style:font-size-complex="13.5pt"/>
    </style:style>
    <style:style style:name="T18" style:family="text">
      <style:text-properties fo:font-variant="normal" fo:text-transform="none" fo:color="#484848" style:text-line-through-style="none" style:text-line-through-type="none" style:font-name="pf dintext" fo:font-size="12pt" fo:letter-spacing="normal" fo:font-style="normal" style:text-underline-style="none" fo:font-weight="normal" style:text-blinking="false" fo:background-color="transparent" loext:char-shading-value="0" style:font-size-asian="13.5pt" style:font-name-complex="Arial1" style:font-size-complex="13.5pt"/>
    </style:style>
    <style:style style:name="T19"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225391" style:text-blinking="false" fo:background-color="transparent" loext:char-shading-value="0" style:font-size-asian="13.5pt" style:font-name-complex="Arial1" style:font-size-complex="13.5pt"/>
    </style:style>
    <style:style style:name="T20"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252c0b" style:text-blinking="false" fo:background-color="transparent" loext:char-shading-value="0" style:font-size-asian="13.5pt" style:font-name-complex="Arial1" style:font-size-complex="13.5pt"/>
    </style:style>
    <style:style style:name="T21"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18162f" style:text-blinking="false" fo:background-color="transparent" loext:char-shading-value="0" style:font-size-asian="13.5pt" style:font-name-complex="Arial1" style:font-size-complex="13.5pt"/>
    </style:style>
    <style:style style:name="T22"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15bf8a" style:text-blinking="false" fo:background-color="transparent" loext:char-shading-value="0" style:font-size-asian="13.5pt" style:font-name-complex="Arial1" style:font-size-complex="13.5pt"/>
    </style:style>
    <style:style style:name="T23"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209658" style:text-blinking="false" fo:background-color="transparent" loext:char-shading-value="0" style:font-size-asian="13.5pt" style:font-name-complex="Arial1" style:font-size-complex="13.5pt"/>
    </style:style>
    <style:style style:name="T24"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209658" style:text-blinking="false" fo:background-color="#ffff00" loext:char-shading-value="0" style:font-size-asian="13.5pt" style:font-name-complex="Arial1" style:font-size-complex="13.5pt"/>
    </style:style>
    <style:style style:name="T25" style:family="text">
      <style:text-properties fo:font-variant="normal" fo:text-transform="none" fo:color="#484848" style:text-line-through-style="none" style:text-line-through-type="none" style:font-name="pf dintext" fo:font-size="12pt" fo:letter-spacing="normal" fo:font-style="normal" style:text-underline-style="none" fo:font-weight="normal" officeooo:rsid="002613c6" style:text-blinking="false" fo:background-color="#ffff00" loext:char-shading-value="0" style:font-size-asian="13.5pt" style:font-name-complex="Arial1" style:font-size-complex="13.5pt"/>
    </style:style>
    <style:style style:name="T26" style:family="text">
      <style:text-properties fo:font-variant="normal" fo:text-transform="none" fo:color="#484848" style:text-line-through-style="none" style:text-line-through-type="none" style:font-name="pf dintext" fo:font-size="14pt" fo:letter-spacing="normal" fo:font-style="normal" style:text-underline-style="none" fo:font-weight="normal" officeooo:rsid="002613c6" style:text-blinking="false" fo:background-color="#ffff00" loext:char-shading-value="0" style:font-size-asian="14pt" style:font-name-complex="Arial1" style:font-size-complex="14pt"/>
    </style:style>
    <style:style style:name="T27" style:family="text">
      <style:text-properties fo:font-variant="normal" fo:text-transform="none" fo:color="#484848" style:text-line-through-style="none" style:text-line-through-type="none" style:font-name="pf dintext" fo:font-size="14pt" fo:letter-spacing="normal" fo:font-style="normal" style:text-underline-style="none" fo:font-weight="normal" officeooo:rsid="00209658" style:text-blinking="false" fo:background-color="#ffff00" loext:char-shading-value="0" style:font-size-asian="14pt" style:font-name-complex="Arial1" style:font-size-complex="14pt"/>
    </style:style>
    <style:style style:name="T28" style:family="text">
      <style:text-properties fo:font-variant="normal" fo:text-transform="none" fo:color="#484848" style:font-name="pf dintext" fo:font-size="12pt" fo:letter-spacing="normal" fo:font-style="normal" fo:font-weight="normal"/>
    </style:style>
    <style:style style:name="T29" style:family="text">
      <style:text-properties fo:font-variant="normal" fo:text-transform="none" fo:color="#484848" style:font-name="pf dintext" fo:font-size="12pt" fo:letter-spacing="normal" fo:font-style="normal" fo:font-weight="normal" officeooo:rsid="001d8c66"/>
    </style:style>
    <style:style style:name="T30" style:family="text">
      <style:text-properties officeooo:rsid="0018162f"/>
    </style:style>
    <style:style style:name="T31" style:family="text">
      <style:text-properties fo:font-size="14pt" fo:background-color="#ffff00" loext:char-shading-value="0" style:font-size-asian="14pt" style:font-size-complex="14pt"/>
    </style:style>
    <style:style style:name="T32" style:family="text">
      <style:text-properties fo:font-size="14pt" officeooo:rsid="0021de65" fo:background-color="#ffff00" loext:char-shading-value="0" style:font-size-asian="14pt" style:font-size-complex="14pt"/>
    </style:style>
    <style:style style:name="T33" style:family="text">
      <style:text-properties fo:font-size="14pt" officeooo:rsid="00209658" fo:background-color="#ffff00" loext:char-shading-value="0" style:font-size-asian="14pt" style:font-size-complex="14pt"/>
    </style:style>
    <style:style style:name="T34" style:family="text">
      <style:text-properties fo:font-size="14pt" officeooo:rsid="00225391" fo:background-color="#ffff00" loext:char-shading-value="0" style:font-size-asian="14pt" style:font-size-complex="14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ГЛАВНАЯ СТРА</text:span><text:span text:style-name="T11">НИ</text:span><text:span text:style-name="T8">ЦА — тестовый текст</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В ДОМЕ СТРОЙ <text:s/></text:span><text:span text:style-name="T14"><text:s/></text:span><text:span text:style-name="T13">+7 495 968 01 50, +7 </text:span><text:span text:style-name="T12">903</text:span><text:span text:style-name="T13"> 968 01 50</text:span><text:span text:style-name="T8"><text:line-break/><text:line-break/><text:line-break/><text:line-break/></text:span><text:span text:style-name="T33">(H1)</text:span><text:span text:style-name="T12"> <text:s/>Пластиковые окна в Москве</text:span></text:p>
      <text:p text:style-name="P2"><text:span text:style-name="T12"><text:line-break/> Изготавливаем на собственном производстве от 7 дней со скидкой до 50%<text:line-break/></text:span></text:p>
      <text:p text:style-name="P6"><text:span text:style-name="T31">Меню</text:span></text:p>
      <text:p text:style-name="P6"><text:span text:style-name="T8"><text:line-break/></text:span><text:span text:style-name="T13">Окна - <text:s/>Двери — Корпусная мебель — Другая продукция - Услуги</text:span></text:p>
      <text:p text:style-name="P5"><text:span text:style-name="T8"/></text:p>
      <text:p text:style-name="P1"><text:span text:style-name="T8"/></text:p>
      <text:p text:style-name="P7"><text:span text:style-name="T10">Картинки и п</text:span><text:span text:style-name="T8">одпись под картинками шапки </text:span><text:span text:style-name="T9">оставить как было на шаблоне</text:span></text:p>
      <text:p text:style-name="P7"><text:span text:style-name="T8"/></text:p>
      <text:p text:style-name="P1"><text:span text:style-name="T8"><text:line-break/></text:span><text:span text:style-name="T34">Первый блок в один столбец</text:span><text:span text:style-name="T31"><text:line-break/></text:span><text:span text:style-name="T8"><text:line-break/></text:span><text:span text:style-name="T32">(H2)</text:span><text:span text:style-name="T9"> </text:span><text:span text:style-name="T3">Пр</text:span><text:span text:style-name="T2">еимуществ</text:span><text:span text:style-name="T3">о</text:span><text:span text:style-name="T2"> оконных систем из ПВХ</text:span></text:p>
      <text:list xml:id="list1183849486" text:style-name="WWNum1">
        <text:list-item>
          <text:p text:style-name="P19"><text:span text:style-name="T2">Небольшой вес в сравнении с изделиями из алюминия или дерева.</text:span></text:p>
        </text:list-item>
        <text:list-item>
          <text:p text:style-name="P19"><text:span text:style-name="T2">Долгий срок эксплуатации при сохранении технических характеристик.</text:span></text:p>
        </text:list-item>
        <text:list-item>
          <text:p text:style-name="P19"><text:span text:style-name="T2">Различные варианты открывания: поворотное, откидное, раздвижное или их комбинации.</text:span></text:p>
        </text:list-item>
        <text:list-item>
          <text:p text:style-name="P19"><text:span text:style-name="T2">Простота ухода и налаженный сервис.</text:span></text:p>
        </text:list-item>
        <text:list-item>
          <text:p text:style-name="P20"><text:span text:style-name="T2">Доступная цена.</text:span></text:p>
        </text:list-item>
      </text:list>
      <text:p text:style-name="P3"><text:span text:style-name="T2"><text:s text:c="3"/>Качественный ПВХ - профиль, это безопасный продукт, <text:s/>не выделяющий вредные вещества. Он отвечает высокому классу экологической безопасности, подтвержденной сертификатом. Важно и то, <text:s/>что все изделия из ПВХ пластика проходят обязательное декларирование о безвредности объекта при пожаре в центре сертификации, после чего продукция получает Сертификат пожарной безопасности, Помимо всего, пластик остается стабильным при нагреве лучами солнца, со временем он не становится хрупким от ультрафиолета, Характеристики климатического применения остаются стабильными от -30 до +40С.<text:line-break/></text:span></text:p>
      <text:p text:style-name="P3"><text:span text:style-name="T2"/></text:p>
      <text:p text:style-name="P3"><text:span text:style-name="T2"/></text:p>
      <text:p text:style-name="P3"><text:soft-page-break/><text:span text:style-name="T5">Второй блок</text:span><text:span text:style-name="T3"><text:line-break/></text:span><text:span text:style-name="T2"><text:line-break/></text:span><text:span text:style-name="T6">Если вы выбрали «В Доме Строй»</text:span></text:p>
      <text:p text:style-name="P1"><text:span text:style-name="T2"/></text:p>
      <text:p text:style-name="P13"><text:span text:style-name="T2">1.От первого звонка до постгарантийного обслуживания – все делается быстро, слаженно, удобно</text:span></text:p>
      <text:list xml:id="list1917247999" text:style-name="L1">
        <text:list-header>
          <text:p text:style-name="P17"><text:span text:style-name="T1">2. </text:span>Внутренний регламент контроля жестче, чем ГОСТ: ОТК проверяет изделия, а инспектора – монтажи</text:p>
          <text:p text:style-name="P17"><text:span text:style-name="T1">3. </text:span>Линейка ассортимента REHAU и Melke от экономичных окон пвх до эксклюзивных.</text:p>
          <text:p text:style-name="P17"><text:span text:style-name="T1">4. </text:span>Подберем под ваши возможности и задачи</text:p>
          <text:p text:style-name="P18"><text:span text:style-name="T29">5. </text:span><text:span text:style-name="T28">Сроки изготовления без задержек, за счет большого оборота, собственных цехов, организованной службы доставки</text:span></text:p>
        </text:list-header>
      </text:list>
      <text:p text:style-name="P1"><text:span text:style-name="T2"/></text:p>
      <text:p text:style-name="P4"><text:span text:style-name="T5">Блок вопросов</text:span><text:span text:style-name="T4"><text:line-break/></text:span><text:span text:style-name="T2"><text:line-break/></text:span><text:span text:style-name="T3">Здесь мы о</text:span><text:span text:style-name="T7">тве</text:span><text:span text:style-name="T6">чаем</text:span><text:span text:style-name="T7"> на ваши вопр</text:span><text:span text:style-name="T6">осы</text:span></text:p>
      <text:p text:style-name="P4"><text:span text:style-name="T6"/></text:p>
      <text:p text:style-name="P4"><text:span text:style-name="T17">1. </text:span><text:a xlink:type="simple" xlink:href="https://www.plastika-okon.ru/que5" text:style-name="Internet_20_link" text:visited-style-name="Visited_20_Internet_20_Link">Где я могу посмотреть образцы?</text:a><text:span text:style-name="T18"><text:line-break/>Для вас открыты шоу-рум в Москве и в Подмосковье. Также, есть представительство в </text:span><text:span text:style-name="T19">Серпухове</text:span><text:span text:style-name="T18">, </text:span><text:span text:style-name="T19">Подольске и Солнечногорске</text:span><text:span text:style-name="T18">. Подробнее на странице контакты.<text:line-break/><text:line-break/></text:span><text:span text:style-name="T17">2. </text:span><text:a xlink:type="simple" xlink:href="https://www.plastika-okon.ru/que6" text:style-name="Internet_20_link" text:visited-style-name="Visited_20_Internet_20_Link">Что еще кроме пластиковых окон вы делаете?</text:a><text:span text:style-name="T18"><text:line-break/>Алюминиевые перегородки и двери, зимние сады, павильоны. Мебель на заказ. Деревянные и каркасные лестницы. Занимаемся индивидуальным дизайном и проектированием.<text:line-break/><text:line-break/></text:span><text:span text:style-name="T17">3. </text:span><text:a xlink:type="simple" xlink:href="https://www.plastika-okon.ru/que7" text:style-name="Internet_20_link" text:visited-style-name="Visited_20_Internet_20_Link">Хотелось бы отделать балкон, можете помочь?</text:a><text:span text:style-name="T18"><text:line-break/>Да, конечно! Остеклим, утеплим, оформим стильными отделочными материалами из нашего каталога. Теплый пол, выключатели и розетки, жалюзи – все под ключ!</text:span></text:p>
      <text:p text:style-name="P4"><text:span text:style-name="T18"/></text:p>
      <text:p text:style-name="P15"><text:span text:style-name="T17">4. </text:span><text:a xlink:type="simple" xlink:href="https://www.plastika-okon.ru/que3" text:style-name="Internet_20_link" text:visited-style-name="Visited_20_Internet_20_Link">Зачем вызывать замерщика? Я могу дать размеры…</text:a><text:span text:style-name="T18"><text:line-break/>Точный замер – это обеспечение, что все четко встанет на место. Мы доверяем нашим клиентам, но рекомендуем обращаться к специалистам для замера и установки. Мы хотим обеспечить вас отличным результатом.</text:span></text:p>
      <text:p text:style-name="P15"><text:span text:style-name="T18"/></text:p>
      <text:p text:style-name="P15"><text:span text:style-name="T26">П</text:span><text:span text:style-name="T27">одвал </text:span><text:span text:style-name="T26">сайта</text:span><text:span text:style-name="T25"><text:line-break/></text:span><text:span text:style-name="T18"><text:line-break/></text:span><text:span text:style-name="T21">Галерея<text:line-break/>Новости</text:span><text:span text:style-name="T18"><text:line-break/></text:span><text:span text:style-name="T22">Контакты<text:line-break/></text:span><text:span text:style-name="T20">Отзывы</text:span><text:span text:style-name="T22"><text:line-break/>Карта сайта<text:line-break/><text:line-break/></text:span><text:soft-page-break/><text:span text:style-name="T22">Наши телефоны: <text:s/></text:span><text:span text:style-name="T18">+7 495 968 01 50, +7 </text:span><text:span text:style-name="T23">903</text:span><text:span text:style-name="T18"> 968 01 50</text:span><text:span text:style-name="T22"><text:line-break/>Наш e-mail: </text:span><text:a xlink:type="simple" xlink:href="mailto:vdome-stroy@mail.ru" text:style-name="Internet_20_link" text:visited-style-name="Visited_20_Internet_20_Link">vdome-stroy@mail.ru</text:a></text:p>
      <text:p text:style-name="P15"><text:span text:style-name="T22"/></text:p>
      <text:p text:style-name="P15"><text:span text:style-name="T22"/></text:p>
      <text:p text:style-name="P8">Карта сайта «В доме строй»</text:p>
      <text:p text:style-name="P11"/>
      <text:p text:style-name="P11">2.1 Окна</text:p>
      <text:p text:style-name="P11"><text:s text:c="7"/>2.1.1 Пластиковые окна</text:p>
      <text:p text:style-name="P11"><text:s text:c="7"/>2.1.2 Ламинированные окна</text:p>
      <text:p text:style-name="P11"><text:s text:c="7"/>2.1.3 Остекление балконов</text:p>
      <text:p text:style-name="P11"><text:s text:c="7"/>2.1.3 <text:span text:style-name="T30">Пластиковые д</text:span>вери</text:p>
      <text:p text:style-name="P11"><text:s text:c="7"/>2.1.4 Подоконники</text:p>
      <text:p text:style-name="P11"><text:s text:c="7"/>2.1.5 <text:span text:style-name="T30">Рольставни</text:span></text:p>
      <text:p text:style-name="P11"><text:s text:c="7"/>2.1.6 <text:span text:style-name="T30">Жалюзи</text:span> <text:s/></text:p>
      <text:p text:style-name="P11"><text:s/></text:p>
      <text:p text:style-name="P11">2.2 <text:s/>Двери</text:p>
      <text:p text:style-name="P11"><text:s text:c="8"/>2.2.1 <text:s/><text:span text:style-name="T30">Межкомнатные</text:span> двери<text:line-break/> <text:s text:c="7"/><text:span text:style-name="T30">2.2.2 <text:s/>Раздвижные двери</text:span></text:p>
      <text:p text:style-name="P11"><text:s text:c="8"/>2.2.2 <text:s/><text:span text:style-name="T30">Комбинированные двери</text:span></text:p>
      <text:p text:style-name="P11"><text:s text:c="8"/>2.2.3 <text:s/>Раздвижные перегородки</text:p>
      <text:p text:style-name="P11"><text:s text:c="8"/>2.2.4 <text:s/>Алюминивые перегородки</text:p>
      <text:p text:style-name="P11"><text:s text:c="8"/>2.2.5 <text:s/><text:span text:style-name="T30">Стеклянные двери</text:span></text:p>
      <text:p text:style-name="P11"><text:s/></text:p>
      <text:p text:style-name="P11">2.3 <text:s/>Корпусная мебель</text:p>
      <text:p text:style-name="P11"><text:s text:c="10"/>2.3.1 <text:s/>Стандартные кухни</text:p>
      <text:p text:style-name="P11"><text:s text:c="10"/>2.3.2 <text:s/>Кухни <text:span text:style-name="T30">на заказ</text:span></text:p>
      <text:p text:style-name="P11"><text:s text:c="10"/>2.3.3 <text:s/>Каркасные кухни</text:p>
      <text:p text:style-name="P11"><text:s text:c="10"/>2.3.4 <text:s/>Шкафы купе<text:line-break/> <text:s text:c="9"/><text:span text:style-name="T30">2.3.5 <text:s/>Комоды<text:line-break/> <text:s text:c="9"/>2.3.6 <text:s/>Книжные полки</text:span></text:p>
      <text:p text:style-name="P11"><text:s/></text:p>
      <text:p text:style-name="P11">2.4 Другая продукция</text:p>
      <text:p text:style-name="P11"><text:s text:c="8"/>2.4.1 <text:s/>Металичиские лестницы</text:p>
      <text:p text:style-name="P11"><text:s text:c="8"/>2.4.2 <text:s/>Деревянные лестницы</text:p>
      <text:p text:style-name="P11"><text:s text:c="8"/>2.4.3 <text:s/>Модульные лестницы</text:p>
      <text:p text:style-name="P11"><text:s text:c="8"/>2.4.4 <text:s/>Комбинированные лестницы<text:line-break/> <text:s text:c="7"/><text:span text:style-name="T30">2 4.5 <text:s/>Торговые перегородки<text:line-break/> <text:s text:c="7"/>2.4.5 <text:s/>Стеновые панели<text:line-break/> <text:s text:c="7"/>2.4.5 <text:s/>Декоративные заборы<text:line-break/></text:span></text:p>
      <text:p text:style-name="P11"><text:s/>2.5 Услуги</text:p>
      <text:p text:style-name="P11"><text:s text:c="12"/>2.5.1 <text:s/>Мастер на час</text:p>
      <text:p text:style-name="P11"><text:s text:c="12"/>2.5.2 <text:s/><text:span text:style-name="T30">Проектирование и дизайн</text:span></text:p>
      <text:p text:style-name="P11"><text:s text:c="12"/>2.5.4 <text:s/>Доставка материалов</text:p>
      <text:p text:style-name="P11"><text:s text:c="12"/>2.5.5 <text:s/>Складирование и хранение.</text:p>
      <text:p text:style-name="P11"><text:s text:c="12"/>2.5.6 <text:s/>Выезд замерщика</text:p>
      <text:p text:style-name="P11"><text:s text:c="12"/>2.5.7 <text:s/>Подбор мате<text:span text:style-name="T30">риалов<text:line-break/> <text:s text:c="11"/>2.5.8 <text:s/>Уборка помещений</text:span></text:p>
      <text:p text:style-name="P9">2.6 Галерея</text:p>
      <text:p text:style-name="P12"><text:span text:style-name="T22">2.7 <text:s/>Новости<text:line-break/>2.8 <text:s/>Контакты<text:line-break/></text:span><text:soft-page-break/><text:span text:style-name="T22">2.9 <text:s/>Карта сайта<text:line-break/></text:span></text:p>
      <text:p text:style-name="P14"><draw:frame draw:style-name="fr1" draw:name="Врезка1" text:anchor-type="paragraph" svg:width="15.478cm" draw:z-index="0"><draw:text-box fo:min-height="0.041cm"><text:p text:style-name="P16"><text:span text:style-name="T16"/></text:p></draw:text-box></draw:frame><text:span text:style-name="T2"/></text:p>
      <text:p text:style-name="P1"><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f dintext" svg:font-family="'pf dintext', sans-serif, FontAwesom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color="#333333" fo:font-size="13.5pt" style:font-size-asian="13.5pt"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23:33:03.145310200</meta:creation-date>
    <dc:date>2020-01-18T00:27:57.010139779</dc:date>
    <meta:editing-duration>PT33M11S</meta:editing-duration>
    <meta:editing-cycles>6</meta:editing-cycles>
    <meta:generator>LibreOffice/6.0.7.3$Linux_X86_64 LibreOffice_project/00m0$Build-3</meta:generator>
    <meta:document-statistic meta:table-count="0" meta:image-count="0" meta:object-count="0" meta:page-count="4" meta:paragraph-count="61" meta:word-count="519" meta:character-count="3975" meta:non-whitespace-character-count="3152"/>
  </office:meta>
</office:document-meta>
</file>